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5pt" fo:font-weight="bold" officeooo:rsid="001c51f2" officeooo:paragraph-rsid="0001bdf1" style:font-size-asian="15pt" style:font-weight-asian="bold" style:font-size-complex="15pt" style:font-weight-complex="bold"/>
    </style:style>
    <style:style style:name="P2" style:family="paragraph" style:parent-style-name="Standard">
      <style:text-properties style:font-name="Arial" fo:font-size="15pt" fo:font-weight="bold" officeooo:rsid="00119c96" officeooo:paragraph-rsid="0001bdf1" style:font-size-asian="15pt" style:font-weight-asian="bold" style:font-size-complex="15pt" style:font-weight-complex="bold"/>
    </style:style>
    <style:style style:name="P3" style:family="paragraph" style:parent-style-name="Standard">
      <style:paragraph-properties fo:text-align="center" style:justify-single-word="false"/>
      <style:text-properties style:font-name="Arial" fo:font-size="18pt" fo:font-weight="bold" officeooo:rsid="00119c96" officeooo:paragraph-rsid="0001bdf1" style:font-size-asian="18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84a7f" style:font-weight-asian="normal" style:font-weight-complex="normal"/>
    </style:style>
    <style:style style:name="T3" style:family="text">
      <style:text-properties fo:font-weight="normal" officeooo:rsid="0019815d" style:font-weight-asian="normal" style:font-weight-complex="normal"/>
    </style:style>
    <style:style style:name="T4" style:family="text">
      <style:text-properties fo:font-weight="normal" officeooo:rsid="001b7e00" style:font-weight-asian="normal" style:font-weight-complex="normal"/>
    </style:style>
    <style:style style:name="T5" style:family="text">
      <style:text-properties fo:font-weight="normal" officeooo:rsid="001c51f2"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cisões de projeto e spikes <text:span text:style-name="T2">(</text:span><text:span text:style-name="T1">porque fazer, porque não fazer? Testes de decisão</text:span><text:span text:style-name="T2">)</text:span></text:p>
      <text:p text:style-name="P2"><text:span text:style-name="T2"><text:tab/></text:span></text:p>
      <text:p text:style-name="P2"><text:span text:style-name="T2"><text:tab/></text:span></text:p>
      <text:p text:style-name="P2"><text:span text:style-name="T2"><text:tab/></text:span><text:span text:style-name="T3">No decorrer do processo de execução do trabalho, foram surgindo dificuldades, imprevistos, etc, o que contribuíram para algumas tomadas de decisão e alterações de planejamento a partir de mudanças ou modificações de histórias de usuário.</text:span></text:p>
      <text:p text:style-name="P2"><text:span text:style-name="T3"><text:tab/></text:span><text:span text:style-name="T4">O que mais contribuiu nesse sentido, foram as pontuações das histórias em questão de dificuldade, tempo e velocidade, pois no decorrer do processo que se percebeu que não poderia ser feito algo ou que deveria ser modificado.</text:span></text:p>
      <text:p text:style-name="P2"><text:span text:style-name="T4"><text:tab/></text:span><text:span text:style-name="T5">Resumindo, algumas histórias de usuário não foram implementadas ou por falta de tempo, ou por menor necessidade, pontuação baixa ou nível de dificuldade alta. No nosso projeto, implementamos histórias mais importantes como:</text:span></text:p>
      <text:p text:style-name="P2"><text:span text:style-name="T5"><text:tab/>cadastra usuário </text:span></text:p>
      <text:p text:style-name="P2"><text:span text:style-name="T5"><text:tab/>fazer login </text:span></text:p>
      <text:p text:style-name="P2"><text:span text:style-name="T5"><text:tab/>criar fórum</text:span></text:p>
      <text:p text:style-name="P2"><text:span text:style-name="T5"><text:tab/>deletar fórum</text:span></text:p>
      <text:p text:style-name="P2"><text:span text:style-name="T5"><text:tab/>escrever mensagem no fórum</text:span></text:p>
      <text:p text:style-name="P2"><text:span text:style-name="T5"><text:tab/>entre outras </text:span></text:p>
      <text:p text:style-name="P1"><text:span text:style-name="T1"><text:tab/></text:span></text:p>
      <text:p text:style-name="P1"><text:span text:style-name="T1"><text:tab/>Algumas histórias mais específicas como dar estrelinha na avaliação do <text:s/>professor não deu para implementar, isso porque obrigava a mudar nossa regra de negócio, alterar modelo de banco, coisa que não foi planejada.</text:span></text:p>
      <text:p text:style-name="P1"><text:span text:style-name="T1"><text:tab/>Ocorreu casos também de tarefas que pareciam a princípio serem fáceis de executar, porém foram mais difíceis, o que ao decorrer do trabalho tomamos de decisão de retirar ênfase nelas, o que acabou por não dar tempo de fazer até o fim do prazo de entreg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8T10:22:29.010000000</meta:creation-date>
    <dc:date>2017-06-28T10:23:44.103000000</dc:date>
    <meta:editing-duration>PT1M15S</meta:editing-duration>
    <meta:editing-cycles>1</meta:editing-cycles>
    <meta:generator>LibreOffice/5.3.3.2$Windows_x86 LibreOffice_project/3d9a8b4b4e538a85e0782bd6c2d430bafe583448</meta:generator>
    <meta:document-statistic meta:table-count="0" meta:image-count="0" meta:object-count="0" meta:page-count="1" meta:paragraph-count="15" meta:word-count="210" meta:character-count="1338" meta:non-whitespace-character-count="1122"/>
  </office:meta>
</office:document-meta>
</file>